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formula="of:=SQRT([.E8]^2+[.F8]^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8]+1" office:value-type="float" office:value="1" calcext:value-type="float">
            <text:p>1</text:p>
          </table:table-cell>
          <table:table-cell table:formula="of:=[.E8]^2-[.F8]^2+[.$G$4]" office:value-type="float" office:value="0.1" calcext:value-type="float">
            <text:p>0,1</text:p>
          </table:table-cell>
          <table:table-cell table:formula="of:=2*[.E8]*[.F8]+[.$G$5]" office:value-type="float" office:value="0.1" calcext:value-type="float">
            <text:p>0,1</text:p>
          </table:table-cell>
          <table:table-cell table:formula="of:=SQRT([.E9]^2+[.F9]^2)" office:value-type="float" office:value="0.14142135623731" calcext:value-type="float">
            <text:p>0,14142135623731</text:p>
          </table:table-cell>
        </table:table-row>
        <table:table-row table:style-name="ro1">
          <table:table-cell table:number-columns-repeated="3"/>
          <table:table-cell table:formula="of:=[.D9]+1" office:value-type="float" office:value="2" calcext:value-type="float">
            <text:p>2</text:p>
          </table:table-cell>
          <table:table-cell table:formula="of:=[.E9]^2-[.F9]^2+[.$G$4]" office:value-type="float" office:value="0.1" calcext:value-type="float">
            <text:p>0,1</text:p>
          </table:table-cell>
          <table:table-cell table:formula="of:=2*[.E9]*[.F9]+[.$G$5]" office:value-type="float" office:value="0.12" calcext:value-type="float">
            <text:p>0,12</text:p>
          </table:table-cell>
          <table:table-cell table:formula="of:=SQRT([.E10]^2+[.F10]^2)" office:value-type="float" office:value="0.156204993518133" calcext:value-type="float">
            <text:p>0,156204993518133</text:p>
          </table:table-cell>
        </table:table-row>
        <table:table-row table:style-name="ro1">
          <table:table-cell table:number-columns-repeated="3"/>
          <table:table-cell table:formula="of:=[.D10]+1" office:value-type="float" office:value="3" calcext:value-type="float">
            <text:p>3</text:p>
          </table:table-cell>
          <table:table-cell table:formula="of:=[.E10]^2-[.F10]^2+[.$G$4]" office:value-type="float" office:value="0.0956" calcext:value-type="float">
            <text:p>0,0956</text:p>
          </table:table-cell>
          <table:table-cell table:formula="of:=2*[.E10]*[.F10]+[.$G$5]" office:value-type="float" office:value="0.124" calcext:value-type="float">
            <text:p>0,124</text:p>
          </table:table-cell>
          <table:table-cell table:formula="of:=SQRT([.E11]^2+[.F11]^2)" office:value-type="float" office:value="0.156573816457286" calcext:value-type="float">
            <text:p>0,156573816457286</text:p>
          </table:table-cell>
        </table:table-row>
        <table:table-row table:style-name="ro1">
          <table:table-cell table:number-columns-repeated="3"/>
          <table:table-cell table:formula="of:=[.D11]+1" office:value-type="float" office:value="4" calcext:value-type="float">
            <text:p>4</text:p>
          </table:table-cell>
          <table:table-cell table:formula="of:=[.E11]^2-[.F11]^2+[.$G$4]" office:value-type="float" office:value="0.09376336" calcext:value-type="float">
            <text:p>0,09376336</text:p>
          </table:table-cell>
          <table:table-cell table:formula="of:=2*[.E11]*[.F11]+[.$G$5]" office:value-type="float" office:value="0.1237088" calcext:value-type="float">
            <text:p>0,1237088</text:p>
          </table:table-cell>
          <table:table-cell table:formula="of:=SQRT([.E12]^2+[.F12]^2)" office:value-type="float" office:value="0.155227042991644" calcext:value-type="float">
            <text:p>0,155227042991644</text:p>
          </table:table-cell>
        </table:table-row>
        <table:table-row table:style-name="ro1">
          <table:table-cell table:number-columns-repeated="3"/>
          <table:table-cell table:formula="of:=[.D12]+1" office:value-type="float" office:value="5" calcext:value-type="float">
            <text:p>5</text:p>
          </table:table-cell>
          <table:table-cell table:formula="of:=[.E12]^2-[.F12]^2+[.$G$4]" office:value-type="float" office:value="0.0934877004810496" calcext:value-type="float">
            <text:p>0,0934877004810496</text:p>
          </table:table-cell>
          <table:table-cell table:formula="of:=2*[.E12]*[.F12]+[.$G$5]" office:value-type="float" office:value="0.123198705499136" calcext:value-type="float">
            <text:p>0,123198705499136</text:p>
          </table:table-cell>
          <table:table-cell table:formula="of:=SQRT([.E13]^2+[.F13]^2)" office:value-type="float" office:value="0.154654037056578" calcext:value-type="float">
            <text:p>0,154654037056578</text:p>
          </table:table-cell>
        </table:table-row>
        <table:table-row table:style-name="ro1">
          <table:table-cell table:number-columns-repeated="3"/>
          <table:table-cell table:formula="of:=[.D13]+1" office:value-type="float" office:value="6" calcext:value-type="float">
            <text:p>6</text:p>
          </table:table-cell>
          <table:table-cell table:formula="of:=[.E13]^2-[.F13]^2+[.$G$4]" office:value-type="float" office:value="0.0935620291045716" calcext:value-type="float">
            <text:p>0,0935620291045716</text:p>
          </table:table-cell>
          <table:table-cell table:formula="of:=2*[.E13]*[.F13]+[.$G$5]" office:value-type="float" office:value="0.123035127358713" calcext:value-type="float">
            <text:p>0,123035127358713</text:p>
          </table:table-cell>
          <table:table-cell table:formula="of:=SQRT([.E14]^2+[.F14]^2)" office:value-type="float" office:value="0.154568741517615" calcext:value-type="float">
            <text:p>0,154568741517615</text:p>
          </table:table-cell>
        </table:table-row>
        <table:table-row table:style-name="ro1">
          <table:table-cell table:number-columns-repeated="3"/>
          <table:table-cell table:formula="of:=[.D14]+1" office:value-type="float" office:value="7" calcext:value-type="float">
            <text:p>7</text:p>
          </table:table-cell>
          <table:table-cell table:formula="of:=[.E14]^2-[.F14]^2+[.$G$4]" office:value-type="float" office:value="0.0936162107259901" calcext:value-type="float">
            <text:p>0,0936162107259901</text:p>
          </table:table-cell>
          <table:table-cell table:formula="of:=2*[.E14]*[.F14]+[.$G$5]" office:value-type="float" office:value="0.123022832333641" calcext:value-type="float">
            <text:p>0,123022832333641</text:p>
          </table:table-cell>
          <table:table-cell table:formula="of:=SQRT([.E15]^2+[.F15]^2)" office:value-type="float" office:value="0.154591759761263" calcext:value-type="float">
            <text:p>0,154591759761263</text:p>
          </table:table-cell>
        </table:table-row>
        <table:table-row table:style-name="ro1">
          <table:table-cell table:number-columns-repeated="3"/>
          <table:table-cell table:formula="of:=[.D15]+1" office:value-type="float" office:value="8" calcext:value-type="float">
            <text:p>8</text:p>
          </table:table-cell>
          <table:table-cell table:formula="of:=[.E15]^2-[.F15]^2+[.$G$4]" office:value-type="float" office:value="0.0936293776353018" calcext:value-type="float">
            <text:p>0,0936293776353018</text:p>
          </table:table-cell>
          <table:table-cell table:formula="of:=2*[.E15]*[.F15]+[.$G$5]" office:value-type="float" office:value="0.123033862791709" calcext:value-type="float">
            <text:p>0,123033862791709</text:p>
          </table:table-cell>
          <table:table-cell table:formula="of:=SQRT([.E16]^2+[.F16]^2)" office:value-type="float" office:value="0.154608511246383" calcext:value-type="float">
            <text:p>0,154608511246383</text:p>
          </table:table-cell>
        </table:table-row>
        <table:table-row table:style-name="ro1">
          <table:table-cell table:number-columns-repeated="3"/>
          <table:table-cell table:formula="of:=[.D16]+1" office:value-type="float" office:value="9" calcext:value-type="float">
            <text:p>9</text:p>
          </table:table-cell>
          <table:table-cell table:formula="of:=[.E16]^2-[.F16]^2+[.$G$4]" office:value-type="float" office:value="0.093629128962925" calcext:value-type="float">
            <text:p>0,093629128962925</text:p>
          </table:table-cell>
          <table:table-cell table:formula="of:=2*[.E16]*[.F16]+[.$G$5]" office:value-type="float" office:value="0.12303916800251" calcext:value-type="float">
            <text:p>0,12303916800251</text:p>
          </table:table-cell>
          <table:table-cell table:formula="of:=SQRT([.E17]^2+[.F17]^2)" office:value-type="float" office:value="0.154612582454035" calcext:value-type="float">
            <text:p>0,154612582454035</text:p>
          </table:table-cell>
        </table:table-row>
        <table:table-row table:style-name="ro1">
          <table:table-cell table:number-columns-repeated="3"/>
          <table:table-cell table:formula="of:=[.D17]+1" office:value-type="float" office:value="10" calcext:value-type="float">
            <text:p>10</text:p>
          </table:table-cell>
          <table:table-cell table:formula="of:=[.E17]^2-[.F17]^2+[.$G$4]" office:value-type="float" office:value="0.0936277769276063" calcext:value-type="float">
            <text:p>0,0936277769276063</text:p>
          </table:table-cell>
          <table:table-cell table:formula="of:=2*[.E17]*[.F17]+[.$G$5]" office:value-type="float" office:value="0.123040100256796" calcext:value-type="float">
            <text:p>0,123040100256796</text:p>
          </table:table-cell>
          <table:table-cell table:formula="of:=SQRT([.E18]^2+[.F18]^2)" office:value-type="float" office:value="0.154612505586088" calcext:value-type="float">
            <text:p>0,154612505586088</text:p>
          </table:table-cell>
        </table:table-row>
        <table:table-row table:style-name="ro1">
          <table:table-cell table:number-columns-repeated="3"/>
          <table:table-cell table:formula="of:=[.D18]+1" office:value-type="float" office:value="11" calcext:value-type="float">
            <text:p>11</text:p>
          </table:table-cell>
          <table:table-cell table:formula="of:=[.E18]^2-[.F18]^2+[.$G$4]" office:value-type="float" office:value="0.0936272943412032" calcext:value-type="float">
            <text:p>0,0936272943412032</text:p>
          </table:table-cell>
          <table:table-cell table:formula="of:=2*[.E18]*[.F18]+[.$G$5]" office:value-type="float" office:value="0.123039942119987" calcext:value-type="float">
            <text:p>0,123039942119987</text:p>
          </table:table-cell>
          <table:table-cell table:formula="of:=SQRT([.E19]^2+[.F19]^2)" office:value-type="float" office:value="0.154612087504645" calcext:value-type="float">
            <text:p>0,154612087504645</text:p>
          </table:table-cell>
        </table:table-row>
        <table:table-row table:style-name="ro1">
          <table:table-cell table:number-columns-repeated="3"/>
          <table:table-cell table:formula="of:=[.D19]+1" office:value-type="float" office:value="12" calcext:value-type="float">
            <text:p>12</text:p>
          </table:table-cell>
          <table:table-cell table:formula="of:=[.E19]^2-[.F19]^2+[.$G$4]" office:value-type="float" office:value="0.0936272428887645" calcext:value-type="float">
            <text:p>0,0936272428887645</text:p>
          </table:table-cell>
          <table:table-cell table:formula="of:=2*[.E19]*[.F19]+[.$G$5]" office:value-type="float" office:value="0.123039793753185" calcext:value-type="float">
            <text:p>0,123039793753185</text:p>
          </table:table-cell>
          <table:table-cell table:formula="of:=SQRT([.E20]^2+[.F20]^2)" office:value-type="float" office:value="0.154611938277023" calcext:value-type="float">
            <text:p>0,154611938277023</text:p>
          </table:table-cell>
        </table:table-row>
        <table:table-row table:style-name="ro1">
          <table:table-cell table:number-columns-repeated="3"/>
          <table:table-cell table:formula="of:=[.D20]+1" office:value-type="float" office:value="13" calcext:value-type="float">
            <text:p>13</text:p>
          </table:table-cell>
          <table:table-cell table:formula="of:=[.E20]^2-[.F20]^2+[.$G$4]" office:value-type="float" office:value="0.0936272697641253" calcext:value-type="float">
            <text:p>0,0936272697641253</text:p>
          </table:table-cell>
          <table:table-cell table:formula="of:=2*[.E20]*[.F20]+[.$G$5]" office:value-type="float" office:value="0.123039753309426" calcext:value-type="float">
            <text:p>0,123039753309426</text:p>
          </table:table-cell>
          <table:table-cell table:formula="of:=SQRT([.E21]^2+[.F21]^2)" office:value-type="float" office:value="0.154611922366707" calcext:value-type="float">
            <text:p>0,154611922366707</text:p>
          </table:table-cell>
        </table:table-row>
        <table:table-row table:style-name="ro1">
          <table:table-cell table:number-columns-repeated="3"/>
          <table:table-cell table:formula="of:=[.D21]+1" office:value-type="float" office:value="14" calcext:value-type="float">
            <text:p>14</text:p>
          </table:table-cell>
          <table:table-cell table:formula="of:=[.E21]^2-[.F21]^2+[.$G$4]" office:value-type="float" office:value="0.0936272847490399" calcext:value-type="float">
            <text:p>0,0936272847490399</text:p>
          </table:table-cell>
          <table:table-cell table:formula="of:=2*[.E21]*[.F21]+[.$G$5]" office:value-type="float" office:value="0.123039752349626" calcext:value-type="float">
            <text:p>0,123039752349626</text:p>
          </table:table-cell>
          <table:table-cell table:formula="of:=SQRT([.E22]^2+[.F22]^2)" office:value-type="float" office:value="0.154611930677212" calcext:value-type="float">
            <text:p>0,154611930677212</text:p>
          </table:table-cell>
        </table:table-row>
        <table:table-row table:style-name="ro1">
          <table:table-cell table:number-columns-repeated="3"/>
          <table:table-cell table:formula="of:=[.D22]+1" office:value-type="float" office:value="15" calcext:value-type="float">
            <text:p>15</text:p>
          </table:table-cell>
          <table:table-cell table:formula="of:=[.E22]^2-[.F22]^2+[.$G$4]" office:value-type="float" office:value="0.0936272877912205" calcext:value-type="float">
            <text:p>0,0936272877912205</text:p>
          </table:table-cell>
          <table:table-cell table:formula="of:=2*[.E22]*[.F22]+[.$G$5]" office:value-type="float" office:value="0.12303975585738" calcext:value-type="float">
            <text:p>0,12303975585738</text:p>
          </table:table-cell>
          <table:table-cell table:formula="of:=SQRT([.E23]^2+[.F23]^2)" office:value-type="float" office:value="0.154611935310905" calcext:value-type="float">
            <text:p>0,154611935310905</text:p>
          </table:table-cell>
        </table:table-row>
        <table:table-row table:style-name="ro1">
          <table:table-cell table:number-columns-repeated="3"/>
          <table:table-cell table:formula="of:=[.D23]+1" office:value-type="float" office:value="16" calcext:value-type="float">
            <text:p>16</text:p>
          </table:table-cell>
          <table:table-cell table:formula="of:=[.E23]^2-[.F23]^2+[.$G$4]" office:value-type="float" office:value="0.0936272874976965" calcext:value-type="float">
            <text:p>0,0936272874976965</text:p>
          </table:table-cell>
          <table:table-cell table:formula="of:=2*[.E23]*[.F23]+[.$G$5]" office:value-type="float" office:value="0.123039757262841" calcext:value-type="float">
            <text:p>0,123039757262841</text:p>
          </table:table-cell>
          <table:table-cell table:formula="of:=SQRT([.E24]^2+[.F24]^2)" office:value-type="float" office:value="0.15461193625162" calcext:value-type="float">
            <text:p>0,15461193625162</text:p>
          </table:table-cell>
        </table:table-row>
        <table:table-row table:style-name="ro1">
          <table:table-cell table:number-columns-repeated="3"/>
          <table:table-cell table:formula="of:=[.D24]+1" office:value-type="float" office:value="17" calcext:value-type="float">
            <text:p>17</text:p>
          </table:table-cell>
          <table:table-cell table:formula="of:=[.E24]^2-[.F24]^2+[.$G$4]" office:value-type="float" office:value="0.0936272870968775" calcext:value-type="float">
            <text:p>0,0936272870968775</text:p>
          </table:table-cell>
          <table:table-cell table:formula="of:=2*[.E24]*[.F24]+[.$G$5]" office:value-type="float" office:value="0.12303975745379" calcext:value-type="float">
            <text:p>0,12303975745379</text:p>
          </table:table-cell>
          <table:table-cell table:formula="of:=SQRT([.E25]^2+[.F25]^2)" office:value-type="float" office:value="0.154611936160856" calcext:value-type="float">
            <text:p>0,154611936160856</text:p>
          </table:table-cell>
        </table:table-row>
        <table:table-row table:style-name="ro1">
          <table:table-cell table:number-columns-repeated="3"/>
          <table:table-cell table:formula="of:=[.D25]+1" office:value-type="float" office:value="18" calcext:value-type="float">
            <text:p>18</text:p>
          </table:table-cell>
          <table:table-cell table:formula="of:=[.E25]^2-[.F25]^2+[.$G$4]" office:value-type="float" office:value="0.0936272869748338" calcext:value-type="float">
            <text:p>0,0936272869748338</text:p>
          </table:table-cell>
          <table:table-cell table:formula="of:=2*[.E25]*[.F25]+[.$G$5]" office:value-type="float" office:value="0.123039757390912" calcext:value-type="float">
            <text:p>0,123039757390912</text:p>
          </table:table-cell>
          <table:table-cell table:formula="of:=SQRT([.E26]^2+[.F26]^2)" office:value-type="float" office:value="0.154611936036913" calcext:value-type="float">
            <text:p>0,154611936036913</text:p>
          </table:table-cell>
        </table:table-row>
        <table:table-row table:style-name="ro1">
          <table:table-cell table:number-columns-repeated="3"/>
          <table:table-cell table:formula="of:=[.D26]+1" office:value-type="float" office:value="19" calcext:value-type="float">
            <text:p>19</text:p>
          </table:table-cell>
          <table:table-cell table:formula="of:=[.E26]^2-[.F26]^2+[.$G$4]" office:value-type="float" office:value="0.0936272869674533" calcext:value-type="float">
            <text:p>0,0936272869674533</text:p>
          </table:table-cell>
          <table:table-cell table:formula="of:=2*[.E26]*[.F26]+[.$G$5]" office:value-type="float" office:value="0.123039757349106" calcext:value-type="float">
            <text:p>0,123039757349106</text:p>
          </table:table-cell>
          <table:table-cell table:formula="of:=SQRT([.E27]^2+[.F27]^2)" office:value-type="float" office:value="0.154611935999174" calcext:value-type="float">
            <text:p>0,154611935999174</text:p>
          </table:table-cell>
        </table:table-row>
        <table:table-row table:style-name="ro1">
          <table:table-cell table:number-columns-repeated="3"/>
          <table:table-cell table:formula="of:=[.D27]+1" office:value-type="float" office:value="20" calcext:value-type="float">
            <text:p>20</text:p>
          </table:table-cell>
          <table:table-cell table:formula="of:=[.E27]^2-[.F27]^2+[.$G$4]" office:value-type="float" office:value="0.093627286976359" calcext:value-type="float">
            <text:p>0,093627286976359</text:p>
          </table:table-cell>
          <table:table-cell table:formula="of:=2*[.E27]*[.F27]+[.$G$5]" office:value-type="float" office:value="0.123039757339461" calcext:value-type="float">
            <text:p>0,123039757339461</text:p>
          </table:table-cell>
          <table:table-cell table:formula="of:=SQRT([.E28]^2+[.F28]^2)" office:value-type="float" office:value="0.154611935996892" calcext:value-type="float">
            <text:p>0,154611935996892</text:p>
          </table:table-cell>
        </table:table-row>
        <table:table-row table:style-name="ro1">
          <table:table-cell table:number-columns-repeated="3"/>
          <table:table-cell table:formula="of:=[.D28]+1" office:value-type="float" office:value="21" calcext:value-type="float">
            <text:p>21</text:p>
          </table:table-cell>
          <table:table-cell table:formula="of:=[.E28]^2-[.F28]^2+[.$G$4]" office:value-type="float" office:value="0.0936272869804" calcext:value-type="float">
            <text:p>0,0936272869804</text:p>
          </table:table-cell>
          <table:table-cell table:formula="of:=2*[.E28]*[.F28]+[.$G$5]" office:value-type="float" office:value="0.123039757339847" calcext:value-type="float">
            <text:p>0,123039757339847</text:p>
          </table:table-cell>
          <table:table-cell table:formula="of:=SQRT([.E29]^2+[.F29]^2)" office:value-type="float" office:value="0.154611935999646" calcext:value-type="float">
            <text:p>0,154611935999646</text:p>
          </table:table-cell>
        </table:table-row>
        <table:table-row table:style-name="ro1">
          <table:table-cell table:number-columns-repeated="3"/>
          <table:table-cell table:formula="of:=[.D29]+1" office:value-type="float" office:value="22" calcext:value-type="float">
            <text:p>22</text:p>
          </table:table-cell>
          <table:table-cell table:formula="of:=[.E29]^2-[.F29]^2+[.$G$4]" office:value-type="float" office:value="0.0936272869810619" calcext:value-type="float">
            <text:p>0,0936272869810619</text:p>
          </table:table-cell>
          <table:table-cell table:formula="of:=2*[.E29]*[.F29]+[.$G$5]" office:value-type="float" office:value="0.123039757340913" calcext:value-type="float">
            <text:p>0,123039757340913</text:p>
          </table:table-cell>
          <table:table-cell table:formula="of:=SQRT([.E30]^2+[.F30]^2)" office:value-type="float" office:value="0.154611936000895" calcext:value-type="float">
            <text:p>0,154611936000895</text:p>
          </table:table-cell>
        </table:table-row>
        <table:table-row table:style-name="ro1">
          <table:table-cell table:number-columns-repeated="3"/>
          <table:table-cell table:formula="of:=[.D30]+1" office:value-type="float" office:value="23" calcext:value-type="float">
            <text:p>23</text:p>
          </table:table-cell>
          <table:table-cell table:formula="of:=[.E30]^2-[.F30]^2+[.$G$4]" office:value-type="float" office:value="0.0936272869809233" calcext:value-type="float">
            <text:p>0,0936272869809233</text:p>
          </table:table-cell>
          <table:table-cell table:formula="of:=2*[.E30]*[.F30]+[.$G$5]" office:value-type="float" office:value="0.123039757341276" calcext:value-type="float">
            <text:p>0,123039757341276</text:p>
          </table:table-cell>
          <table:table-cell table:formula="of:=SQRT([.E31]^2+[.F31]^2)" office:value-type="float" office:value="0.1546119360011" calcext:value-type="float">
            <text:p>0,1546119360011</text:p>
          </table:table-cell>
        </table:table-row>
        <table:table-row table:style-name="ro1">
          <table:table-cell table:number-columns-repeated="3"/>
          <table:table-cell table:formula="of:=[.D31]+1" office:value-type="float" office:value="24" calcext:value-type="float">
            <text:p>24</text:p>
          </table:table-cell>
          <table:table-cell table:formula="of:=[.E31]^2-[.F31]^2+[.$G$4]" office:value-type="float" office:value="0.0936272869808082" calcext:value-type="float">
            <text:p>0,0936272869808082</text:p>
          </table:table-cell>
          <table:table-cell table:formula="of:=2*[.E31]*[.F31]+[.$G$5]" office:value-type="float" office:value="0.12303975734131" calcext:value-type="float">
            <text:p>0,12303975734131</text:p>
          </table:table-cell>
          <table:table-cell table:formula="of:=SQRT([.E32]^2+[.F32]^2)" office:value-type="float" office:value="0.154611936001057" calcext:value-type="float">
            <text:p>0,154611936001057</text:p>
          </table:table-cell>
        </table:table-row>
        <table:table-row table:style-name="ro1">
          <table:table-cell table:number-columns-repeated="3"/>
          <table:table-cell table:formula="of:=[.D32]+1" office:value-type="float" office:value="25" calcext:value-type="float">
            <text:p>25</text:p>
          </table:table-cell>
          <table:table-cell table:formula="of:=[.E32]^2-[.F32]^2+[.$G$4]" office:value-type="float" office:value="0.0936272869807783" calcext:value-type="float">
            <text:p>0,0936272869807783</text:p>
          </table:table-cell>
          <table:table-cell table:formula="of:=2*[.E32]*[.F32]+[.$G$5]" office:value-type="float" office:value="0.123039757341288" calcext:value-type="float">
            <text:p>0,123039757341288</text:p>
          </table:table-cell>
          <table:table-cell table:formula="of:=SQRT([.E33]^2+[.F33]^2)" office:value-type="float" office:value="0.154611936001021" calcext:value-type="float">
            <text:p>0,154611936001021</text:p>
          </table:table-cell>
        </table:table-row>
        <table:table-row table:style-name="ro1">
          <table:table-cell table:number-columns-repeated="3"/>
          <table:table-cell table:formula="of:=[.D33]+1" office:value-type="float" office:value="26" calcext:value-type="float">
            <text:p>26</text:p>
          </table:table-cell>
          <table:table-cell table:formula="of:=[.E33]^2-[.F33]^2+[.$G$4]" office:value-type="float" office:value="0.0936272869807781" calcext:value-type="float">
            <text:p>0,0936272869807781</text:p>
          </table:table-cell>
          <table:table-cell table:formula="of:=2*[.E33]*[.F33]+[.$G$5]" office:value-type="float" office:value="0.123039757341276" calcext:value-type="float">
            <text:p>0,123039757341276</text:p>
          </table:table-cell>
          <table:table-cell table:formula="of:=SQRT([.E34]^2+[.F34]^2)" office:value-type="float" office:value="0.154611936001012" calcext:value-type="float">
            <text:p>0,154611936001012</text:p>
          </table:table-cell>
        </table:table-row>
        <table:table-row table:style-name="ro1">
          <table:table-cell table:number-columns-repeated="3"/>
          <table:table-cell table:formula="of:=[.D34]+1" office:value-type="float" office:value="27" calcext:value-type="float">
            <text:p>27</text:p>
          </table:table-cell>
          <table:table-cell table:formula="of:=[.E34]^2-[.F34]^2+[.$G$4]" office:value-type="float" office:value="0.0936272869807809" calcext:value-type="float">
            <text:p>0,0936272869807809</text:p>
          </table:table-cell>
          <table:table-cell table:formula="of:=2*[.E34]*[.F34]+[.$G$5]" office:value-type="float" office:value="0.123039757341274" calcext:value-type="float">
            <text:p>0,123039757341274</text:p>
          </table:table-cell>
          <table:table-cell table:formula="of:=SQRT([.E35]^2+[.F35]^2)" office:value-type="float" office:value="0.154611936001012" calcext:value-type="float">
            <text:p>0,154611936001012</text:p>
          </table:table-cell>
        </table:table-row>
        <table:table-row table:style-name="ro1">
          <table:table-cell table:number-columns-repeated="3"/>
          <table:table-cell table:formula="of:=[.D35]+1" office:value-type="float" office:value="28" calcext:value-type="float">
            <text:p>28</text:p>
          </table:table-cell>
          <table:table-cell table:formula="of:=[.E35]^2-[.F35]^2+[.$G$4]" office:value-type="float" office:value="0.0936272869807819" calcext:value-type="float">
            <text:p>0,0936272869807819</text:p>
          </table:table-cell>
          <table:table-cell table:formula="of:=2*[.E35]*[.F35]+[.$G$5]" office:value-type="float" office:value="0.123039757341274" calcext:value-type="float">
            <text:p>0,123039757341274</text:p>
          </table:table-cell>
          <table:table-cell table:formula="of:=SQRT([.E36]^2+[.F36]^2)" office:value-type="float" office:value="0.154611936001013" calcext:value-type="float">
            <text:p>0,154611936001013</text:p>
          </table:table-cell>
        </table:table-row>
        <table:table-row table:style-name="ro1">
          <table:table-cell table:number-columns-repeated="3"/>
          <table:table-cell table:formula="of:=[.D36]+1" office:value-type="float" office:value="29" calcext:value-type="float">
            <text:p>29</text:p>
          </table:table-cell>
          <table:table-cell table:formula="of:=[.E36]^2-[.F36]^2+[.$G$4]" office:value-type="float" office:value="0.0936272869807821" calcext:value-type="float">
            <text:p>0,0936272869807821</text:p>
          </table:table-cell>
          <table:table-cell table:formula="of:=2*[.E36]*[.F36]+[.$G$5]" office:value-type="float" office:value="0.123039757341275" calcext:value-type="float">
            <text:p>0,123039757341275</text:p>
          </table:table-cell>
          <table:table-cell table:formula="of:=SQRT([.E37]^2+[.F37]^2)" office:value-type="float" office:value="0.154611936001013" calcext:value-type="float">
            <text:p>0,154611936001013</text:p>
          </table:table-cell>
        </table:table-row>
        <table:table-row table:style-name="ro1">
          <table:table-cell table:number-columns-repeated="3"/>
          <table:table-cell table:formula="of:=[.D37]+1" office:value-type="float" office:value="30" calcext:value-type="float">
            <text:p>30</text:p>
          </table:table-cell>
          <table:table-cell table:formula="of:=[.E37]^2-[.F37]^2+[.$G$4]" office:value-type="float" office:value="0.093627286980782" calcext:value-type="float">
            <text:p>0,093627286980782</text:p>
          </table:table-cell>
          <table:table-cell table:formula="of:=2*[.E37]*[.F37]+[.$G$5]" office:value-type="float" office:value="0.123039757341275" calcext:value-type="float">
            <text:p>0,123039757341275</text:p>
          </table:table-cell>
          <table:table-cell table:formula="of:=SQRT([.E38]^2+[.F38]^2)" office:value-type="float" office:value="0.154611936001013" calcext:value-type="float">
            <text:p>0,154611936001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2:06:25.052452356</meta:creation-date>
    <dc:date>2023-06-14T22:55:19.725238273</dc:date>
    <meta:editing-duration>PT52M32S</meta:editing-duration>
    <meta:editing-cycles>2</meta:editing-cycles>
    <meta:generator>LibreOffice/7.3.7.2$Linux_X86_64 LibreOffice_project/30$Build-2</meta:generator>
    <meta:document-statistic meta:table-count="1" meta:cell-count="131" meta:object-count="0"/>
  </office:meta>
</office:document-meta>
</file>